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Quotations">
      <style:paragraph-properties fo:margin-left="2cm" fo:margin-right="2cm" fo:text-indent="0cm" style:auto-text-indent="false"/>
    </style:style>
    <style:style style:name="P3" style:family="paragraph" style:parent-style-name="Quotations">
      <style:paragraph-properties fo:margin-left="0cm" fo:margin-right="2cm" fo:text-indent="0cm" style:auto-text-indent="false"/>
      <style:text-properties fo:font-size="18pt" officeooo:paragraph-rsid="00098e9e" style:font-size-asian="18pt" style:font-size-complex="18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98e9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tate machine:</text:span></text:p>
      <text:p text:style-name="P2"/>
      <text:p text:style-name="P2">know as finite-state Machine a finite automation.</text:p>
      <text:p text:style-name="P2">Computation modle that represents a system with finite number of state.</text:p>
      <text:p text:style-name="Text_20_body">Key concepts:</text:p>
      <text:list xml:id="list184370711" text:style-name="L1">
        <text:list-item>
          <text:p text:style-name="P5">States: represent different conditions orode that system can be in. </text:p>
        </text:list-item>
        <text:list-item>
          <text:p text:style-name="P5">Transition: define how the system move from one state to another triggered by Event or input. </text:p>
        </text:list-item>
        <text:list-item>
          <text:p text:style-name="P4">initial states-the state the system state when it first activated .<text:line-break/>Finite:the number State is limited. </text:p>
        </text:list-item>
      </text:list>
      <text:p text:style-name="Text_20_body">State machine (modle behaviour)</text:p>
      <text:p text:style-name="P2">State: different modle or condition.<text:line-break/>Events: things that cause change.<text:line-break/>Transition:move between stage.<text:line-break/>Action:thing done during Transition or in state.</text:p>
      <text:p text:style-name="Text_20_body">Events:</text:p>
      <text:p text:style-name="P2">An event is an action or occurance that a program can respond to.</text:p>
      <text:p text:style-name="P2">C doesn't have built in event handling,but we can can simulate events using FUNCTION POINTER.</text:p>
      <text:p text:style-name="Text_20_body">Events Example:</text:p>
      <text:p text:style-name="Text_20_body">Events handler without parameters:</text:p>
      <text:p text:style-name="Text_20_body">#include&lt;stdio.h&gt;<text:line-break/>void greet(){<text:line-break/>printf("hello");<text:line-break/>}<text:line-break/>typedef void(*eventhandler)();<text:line-break/>int main(){<text:line-break/>eventhandler event;<text:line-break/>event=greet;<text:line-break/>event();<text:line-break/>}</text:p>
      <text:p text:style-name="Text_20_body">Events handler with parameters:</text:p>
      <text:p text:style-name="Text_20_body">#include&lt;stdio.h&gt;<text:line-break/>typedef void(*eventhander)(int);<text:line-break/>void on_event(int value){<text:line-break/>printf("value:%d\n",value);<text:line-break/>}<text:line-break/><text:soft-page-break/>int main(){<text:line-break/>eventhander handler1=on_event;<text:line-break/>handler1(10);<text:line-break/>}</text:p>
      <text:p text:style-name="Text_20_body">Events (array handling)</text:p>
      <text:p text:style-name="Text_20_body">#include &lt;stdio.h&gt;<text:line-break/>typedef void (*eventhandler)(int);<text:line-break/>void handler_a(int value) {<text:line-break/>printf("[A] Value: %d\n", value);<text:line-break/>}</text:p>
      <text:p text:style-name="Text_20_body">void handler_b(int value) {<text:line-break/>printf("[B] Value: %d\n", value);<text:line-break/>}</text:p>
      <text:p text:style-name="Text_20_body">int main() {<text:line-break/>eventhandler handlers[] = {handler_a, handler_b};<text:line-break/>int num_handlers = sizeof(handlers) / sizeof(handlers[0]);<text:line-break/>for (int i = 0; i &lt; num_handlers; i++) {<text:line-break/>handlers[i](i + 1);<text:line-break/>}</text:p>
      <text:p text:style-name="P1"><text:span text:style-name="Source_20_Text">return 0;</text:span></text:p>
      <text:p text:style-name="Text_20_body">}</text:p>
      <text:p text:style-name="Text_20_body">Pointer:</text:p>
      <text:p text:style-name="P2">A pointer is a variable that stores the memory address of another variable.</text:p>
      <text:p text:style-name="P2">pointer is declared by specifying its name and type, just like simple variable declaration but with an asterisk (*) symbol added before the pointer's name.</text:p>
      <text:p text:style-name="Text_20_body">Syntax:data_type* name</text:p>
      <text:p text:style-name="Text_20_body">Example :</text:p>
      <text:p text:style-name="Text_20_body">#include&lt;stdio.h&gt;<text:line-break/>int main(){<text:line-break/>int num = 100;<text:line-break/>int *ptr = #<text:line-break/>printf("number:%d\n",num);<text:line-break/>printf("number:%p\n",&amp;num);<text:line-break/>printf("number%p\n",ptr);<text:line-break/>printf("number:%d\n",*ptr);<text:line-break/>}</text:p>
      <text:p text:style-name="Text_20_body">Array:</text:p>
      <text:p text:style-name="P2">An array in C is a fixed-size collection of similar data items stored in contiguous memory locations.<text:line-break/><text:soft-page-break/>It can be used to store the collection of primitive data types such as int, char, float, etc., as well as derived and user-defined data types such as pointers, structures, etc.</text:p>
      <text:p text:style-name="Text_20_body">Example:</text:p>
      <text:p text:style-name="Text_20_body">#include&lt;stdio.h&gt;<text:line-break/>int main(){<text:line-break/>int num[5]={1,2,3,4,5};<text:line-break/>printf("array elements:\n");<text:line-break/>for(int i=0;i&lt;5;i++){<text:line-break/>printf("number[%d]=%d\n",i,num[i]);<text:line-break/>}<text:line-break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1:34:24.716954368</meta:creation-date>
    <dc:date>2025-06-30T11:35:42.097843691</dc:date>
    <meta:editing-duration>PT1M18S</meta:editing-duration>
    <meta:editing-cycles>1</meta:editing-cycles>
    <meta:document-statistic meta:table-count="0" meta:image-count="0" meta:object-count="0" meta:page-count="3" meta:paragraph-count="33" meta:word-count="336" meta:character-count="2414" meta:non-whitespace-character-count="2111"/>
    <meta:generator>LibreOffice/6.4.7.2$Linux_X86_64 LibreOffice_project/40$Build-2</meta:generator>
  </office:meta>
</office:document-meta>
</file>